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23f4cba" officeooo:paragraph-rsid="023f4cba" style:font-weight-asian="normal" style:font-weight-complex="normal"/>
    </style:style>
    <style:style style:name="P4" style:family="paragraph" style:parent-style-name="Text_20_body">
      <style:text-properties fo:font-weight="normal" officeooo:rsid="01948d3e" officeooo:paragraph-rsid="02d26998"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2d26998"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8bacf2" officeooo:paragraph-rsid="0390fb49"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a5f13c" officeooo:paragraph-rsid="03a5f13c"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3c9fbed" officeooo:paragraph-rsid="03c9fbed" style:font-weight-asian="normal" style:font-weight-complex="normal"/>
    </style:style>
    <style:style style:name="P27" style:family="paragraph" style:parent-style-name="Text_20_body">
      <style:text-properties fo:font-weight="normal" officeooo:rsid="02f7fee3" officeooo:paragraph-rsid="0423d8d0" style:font-weight-asian="normal" style:font-weight-complex="normal"/>
    </style:style>
    <style:style style:name="P28" style:family="paragraph" style:parent-style-name="Text_20_body">
      <style:text-properties fo:font-weight="normal" officeooo:rsid="02f7fee3" officeooo:paragraph-rsid="049673d6"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473c239" officeooo:paragraph-rsid="0473c239" style:font-weight-asian="normal" style:font-weight-complex="normal"/>
    </style:style>
    <style:style style:name="P31" style:family="paragraph" style:parent-style-name="Text_20_body">
      <style:text-properties fo:font-weight="normal" officeooo:rsid="01b06b39" officeooo:paragraph-rsid="02276347" style:font-weight-asian="normal" style:font-weight-complex="normal"/>
    </style:style>
    <style:style style:name="P32" style:family="paragraph" style:parent-style-name="Text_20_body">
      <style:text-properties fo:font-weight="normal" officeooo:rsid="0480b2c3" officeooo:paragraph-rsid="0480b2c3" style:font-weight-asian="normal" style:font-weight-complex="normal"/>
    </style:style>
    <style:style style:name="P33" style:family="paragraph" style:parent-style-name="Text_20_body">
      <style:text-properties fo:font-weight="normal" officeooo:rsid="024a98ff" officeooo:paragraph-rsid="03e0c4ab" style:font-weight-asian="normal" style:font-weight-complex="normal"/>
    </style:style>
    <style:style style:name="P34" style:family="paragraph" style:parent-style-name="Text_20_body">
      <style:text-properties fo:font-weight="bold" officeooo:rsid="019bc3d3" officeooo:paragraph-rsid="02276347" style:font-weight-asian="bold" style:font-weight-complex="bold"/>
    </style:style>
    <style:style style:name="P35" style:family="paragraph" style:parent-style-name="Text_20_body">
      <style:text-properties fo:font-weight="bold" officeooo:rsid="019bc3d3" officeooo:paragraph-rsid="023e56c5" style:font-weight-asian="bold" style:font-weight-complex="bold"/>
    </style:style>
    <style:style style:name="P36" style:family="paragraph" style:parent-style-name="Text_20_body">
      <style:text-properties fo:font-weight="bold" officeooo:rsid="019bc3d3" officeooo:paragraph-rsid="02efea6f" style:font-weight-asian="bold" style:font-weight-complex="bold"/>
    </style:style>
    <style:style style:name="P37" style:family="paragraph" style:parent-style-name="Text_20_body">
      <style:text-properties fo:font-weight="bold" officeooo:rsid="019bc3d3" officeooo:paragraph-rsid="034daf28" style:font-weight-asian="bold" style:font-weight-complex="bold"/>
    </style:style>
    <style:style style:name="P38" style:family="paragraph" style:parent-style-name="Text_20_body">
      <style:text-properties fo:font-weight="bold" officeooo:rsid="019bc3d3" officeooo:paragraph-rsid="023abb38" style:font-weight-asian="bold" style:font-weight-complex="bold"/>
    </style:style>
    <style:style style:name="P39" style:family="paragraph" style:parent-style-name="Text_20_body">
      <style:text-properties fo:font-weight="bold" officeooo:rsid="01906aa2" officeooo:paragraph-rsid="02d26998" style:font-weight-asian="bold" style:font-weight-complex="bold"/>
    </style:style>
    <style:style style:name="P40" style:family="paragraph" style:parent-style-name="Text_20_body">
      <style:text-properties fo:font-weight="bold" officeooo:rsid="01906aa2" officeooo:paragraph-rsid="0363bc79" style:font-weight-asian="bold" style:font-weight-complex="bold"/>
    </style:style>
    <style:style style:name="P41" style:family="paragraph" style:parent-style-name="Text_20_body">
      <style:text-properties fo:font-weight="bold" officeooo:rsid="01906aa2" officeooo:paragraph-rsid="03e0c4ab" style:font-weight-asian="bold" style:font-weight-complex="bold"/>
    </style:style>
    <style:style style:name="P42" style:family="paragraph" style:parent-style-name="Text_20_body">
      <style:text-properties fo:font-weight="bold" officeooo:rsid="020f1760" officeooo:paragraph-rsid="02d26998" style:font-weight-asian="bold" style:font-weight-complex="bold"/>
    </style:style>
    <style:style style:name="P43" style:family="paragraph" style:parent-style-name="Text_20_body">
      <style:text-properties fo:font-weight="bold" officeooo:rsid="020f1760" officeooo:paragraph-rsid="04981d7d" style:font-weight-asian="bold" style:font-weight-complex="bold"/>
    </style:style>
    <style:style style:name="P44" style:family="paragraph" style:parent-style-name="Text_20_body">
      <style:text-properties fo:font-weight="bold" officeooo:rsid="025ccdd7" officeooo:paragraph-rsid="03525f4b" style:font-weight-asian="bold" style:font-weight-complex="bold"/>
    </style:style>
    <style:style style:name="P45" style:family="paragraph" style:parent-style-name="Text_20_body">
      <style:text-properties fo:font-weight="bold" officeooo:rsid="036193af" officeooo:paragraph-rsid="036193af" style:font-weight-asian="bold" style:font-weight-complex="bold"/>
    </style:style>
    <style:style style:name="P46" style:family="paragraph" style:parent-style-name="Text_20_body">
      <style:text-properties fo:font-weight="bold" officeooo:rsid="03ab55a6" officeooo:paragraph-rsid="03e0c4ab" style:font-weight-asian="bold" style:font-weight-complex="bold"/>
    </style:style>
    <style:style style:name="P47" style:family="paragraph" style:parent-style-name="Text_20_body">
      <style:text-properties fo:font-weight="bold" officeooo:rsid="03ab55a6" officeooo:paragraph-rsid="0458b771" style:font-weight-asian="bold" style:font-weight-complex="bold"/>
    </style:style>
    <style:style style:name="P48" style:family="paragraph" style:parent-style-name="Text_20_body">
      <style:text-properties fo:font-weight="bold" officeooo:rsid="03ba8106" officeooo:paragraph-rsid="03bc1362" style:font-weight-asian="bold" style:font-weight-complex="bold"/>
    </style:style>
    <style:style style:name="P49" style:family="paragraph" style:parent-style-name="Text_20_body">
      <style:text-properties fo:font-weight="bold" officeooo:rsid="03102cd1" officeooo:paragraph-rsid="03e0c4ab" style:font-weight-asian="bold" style:font-weight-complex="bold"/>
    </style:style>
    <style:style style:name="P50" style:family="paragraph" style:parent-style-name="Text_20_body">
      <style:text-properties fo:font-weight="bold" officeooo:rsid="024c667e" officeooo:paragraph-rsid="04677c2d" style:font-weight-asian="bold" style:font-weight-complex="bold"/>
    </style:style>
    <style:style style:name="P51" style:family="paragraph" style:parent-style-name="Text_20_body">
      <style:paragraph-properties fo:text-align="center" style:justify-single-word="false"/>
      <style:text-properties officeooo:rsid="02624ea8" officeooo:paragraph-rsid="02624ea8"/>
    </style:style>
    <style:style style:name="P52" style:family="paragraph" style:parent-style-name="Text_20_body">
      <style:text-properties officeooo:rsid="02624ea8" officeooo:paragraph-rsid="02ab06dc"/>
    </style:style>
    <style:style style:name="P53" style:family="paragraph" style:parent-style-name="Text_20_body">
      <style:text-properties officeooo:rsid="0275acba" officeooo:paragraph-rsid="0275acba"/>
    </style:style>
    <style:style style:name="P54" style:family="paragraph" style:parent-style-name="Text_20_body">
      <style:text-properties officeooo:rsid="0275acba" officeooo:paragraph-rsid="02f7fee3"/>
    </style:style>
    <style:style style:name="P55" style:family="paragraph" style:parent-style-name="Text_20_body">
      <style:text-properties officeooo:rsid="02b5b150" officeooo:paragraph-rsid="02b5b150"/>
    </style:style>
    <style:style style:name="P56" style:family="paragraph" style:parent-style-name="Text_20_body">
      <style:paragraph-properties fo:text-align="center" style:justify-single-word="false"/>
      <style:text-properties officeooo:rsid="02b5b150" officeooo:paragraph-rsid="02b5b150"/>
    </style:style>
    <style:style style:name="P57" style:family="paragraph" style:parent-style-name="Text_20_body">
      <style:text-properties officeooo:rsid="027b1618" officeooo:paragraph-rsid="02c44219"/>
    </style:style>
    <style:style style:name="P58" style:family="paragraph" style:parent-style-name="Text_20_body">
      <style:text-properties officeooo:rsid="02ca3366" officeooo:paragraph-rsid="02ca3366"/>
    </style:style>
    <style:style style:name="P59" style:family="paragraph" style:parent-style-name="Text_20_body">
      <style:text-properties officeooo:rsid="02c0425e" officeooo:paragraph-rsid="02f7fee3"/>
    </style:style>
    <style:style style:name="P60" style:family="paragraph" style:parent-style-name="Text_20_body">
      <style:text-properties officeooo:rsid="031a426a" officeooo:paragraph-rsid="0340dd4e"/>
    </style:style>
    <style:style style:name="P61" style:family="paragraph" style:parent-style-name="Text_20_body">
      <style:text-properties officeooo:rsid="031a426a" officeooo:paragraph-rsid="031a426a"/>
    </style:style>
    <style:style style:name="P62" style:family="paragraph" style:parent-style-name="Text_20_body">
      <style:text-properties officeooo:rsid="03172b5c"/>
    </style:style>
    <style:style style:name="P63" style:family="paragraph" style:parent-style-name="Text_20_body">
      <style:text-properties officeooo:rsid="03172b5c" officeooo:paragraph-rsid="03172b5c"/>
    </style:style>
    <style:style style:name="P64" style:family="paragraph" style:parent-style-name="Text_20_body">
      <style:text-properties officeooo:rsid="0322a0ad" officeooo:paragraph-rsid="0322a0ad"/>
    </style:style>
    <style:style style:name="P65" style:family="paragraph" style:parent-style-name="Text_20_body">
      <style:text-properties officeooo:rsid="03239107" officeooo:paragraph-rsid="0327cc61"/>
    </style:style>
    <style:style style:name="P66" style:family="paragraph" style:parent-style-name="Text_20_body">
      <style:text-properties officeooo:rsid="032e0234"/>
    </style:style>
    <style:style style:name="P67" style:family="paragraph" style:parent-style-name="Text_20_body">
      <style:text-properties officeooo:rsid="032e0234" officeooo:paragraph-rsid="032e0234"/>
    </style:style>
    <style:style style:name="P68" style:family="paragraph" style:parent-style-name="Text_20_body">
      <style:text-properties fo:font-style="normal" officeooo:rsid="034969da" officeooo:paragraph-rsid="034969da" style:font-style-asian="normal" style:font-style-complex="normal"/>
    </style:style>
    <style:style style:name="P69" style:family="paragraph" style:parent-style-name="Text_20_body">
      <style:text-properties fo:font-style="normal" officeooo:rsid="034969da" officeooo:paragraph-rsid="03f09eb0" style:font-style-asian="normal" style:font-style-complex="normal"/>
    </style:style>
    <style:style style:name="P70" style:family="paragraph" style:parent-style-name="Text_20_body">
      <style:text-properties fo:font-style="normal" officeooo:rsid="034969da" officeooo:paragraph-rsid="0479690a" style:font-style-asian="normal" style:font-style-complex="normal"/>
    </style:style>
    <style:style style:name="P71" style:family="paragraph" style:parent-style-name="Text_20_body">
      <style:text-properties fo:font-style="normal" officeooo:rsid="03a33f41" officeooo:paragraph-rsid="04092fc4" style:font-style-asian="normal" style:font-style-complex="normal"/>
    </style:style>
    <style:style style:name="P72" style:family="paragraph" style:parent-style-name="Text_20_body">
      <style:text-properties fo:font-style="normal" officeooo:rsid="033ccd16" officeooo:paragraph-rsid="04092fc4" style:font-style-asian="normal" style:font-style-complex="normal"/>
    </style:style>
    <style:style style:name="P73" style:family="paragraph" style:parent-style-name="Text_20_body">
      <style:text-properties fo:font-style="normal" officeooo:rsid="047c26e8" officeooo:paragraph-rsid="04af1bff" style:font-style-asian="normal" style:font-style-complex="normal"/>
    </style:style>
    <style:style style:name="P74"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75"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76"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7"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8" style:family="paragraph" style:parent-style-name="Text_20_body">
      <style:text-properties officeooo:paragraph-rsid="03e0c4ab"/>
    </style:style>
    <style:style style:name="P79" style:family="paragraph" style:parent-style-name="Text_20_body">
      <style:text-properties officeooo:rsid="036e3003" officeooo:paragraph-rsid="03e0c4ab"/>
    </style:style>
    <style:style style:name="P80" style:family="paragraph" style:parent-style-name="Text_20_body">
      <style:text-properties officeooo:paragraph-rsid="04012278"/>
    </style:style>
    <style:style style:name="P81" style:family="paragraph" style:parent-style-name="Text_20_body">
      <style:text-properties officeooo:rsid="0403133c" officeooo:paragraph-rsid="0403133c"/>
    </style:style>
    <style:style style:name="P82" style:family="paragraph" style:parent-style-name="Text_20_body">
      <style:text-properties officeooo:rsid="03356d71" officeooo:paragraph-rsid="0406b36a"/>
    </style:style>
    <style:style style:name="P83" style:family="paragraph" style:parent-style-name="Text_20_body">
      <style:text-properties officeooo:rsid="03356d71" officeooo:paragraph-rsid="047492ab"/>
    </style:style>
    <style:style style:name="P84" style:family="paragraph" style:parent-style-name="Text_20_body">
      <style:text-properties officeooo:rsid="03356d71" officeooo:paragraph-rsid="047798c9"/>
    </style:style>
    <style:style style:name="P85" style:family="paragraph" style:parent-style-name="Text_20_body">
      <style:text-properties officeooo:rsid="016b4da7" officeooo:paragraph-rsid="016dd22e"/>
    </style:style>
    <style:style style:name="P86" style:family="paragraph" style:parent-style-name="Text_20_body">
      <style:text-properties officeooo:rsid="041568db" officeooo:paragraph-rsid="041568db"/>
    </style:style>
    <style:style style:name="P87" style:family="paragraph" style:parent-style-name="Text_20_body">
      <style:text-properties officeooo:paragraph-rsid="041568db"/>
    </style:style>
    <style:style style:name="P88" style:family="paragraph" style:parent-style-name="Text_20_body">
      <style:text-properties officeooo:paragraph-rsid="041ceeb6"/>
    </style:style>
    <style:style style:name="P89" style:family="paragraph" style:parent-style-name="Text_20_body">
      <style:text-properties fo:color="#800000" fo:font-weight="normal" officeooo:rsid="046360e4" officeooo:paragraph-rsid="046360e4" style:font-weight-asian="normal" style:font-weight-complex="normal"/>
    </style:style>
    <style:style style:name="P90" style:family="paragraph" style:parent-style-name="Text_20_body">
      <style:text-properties fo:color="#800000" fo:font-weight="normal" officeooo:rsid="0483eeaa" officeooo:paragraph-rsid="0483eeaa" style:font-weight-asian="normal" style:font-weight-complex="normal"/>
    </style:style>
    <style:style style:name="P91" style:family="paragraph" style:parent-style-name="Text_20_body">
      <style:text-properties officeooo:paragraph-rsid="046a8ee5"/>
    </style:style>
    <style:style style:name="P92" style:family="paragraph" style:parent-style-name="Text_20_body">
      <style:text-properties officeooo:rsid="033ccd16" officeooo:paragraph-rsid="04a09974"/>
    </style:style>
    <style:style style:name="P93" style:family="paragraph" style:parent-style-name="Title">
      <style:text-properties officeooo:rsid="016da5a1" officeooo:paragraph-rsid="016da5a1"/>
    </style:style>
    <style:style style:name="P94" style:family="paragraph" style:parent-style-name="Author">
      <style:text-properties officeooo:rsid="00bb700a" officeooo:paragraph-rsid="016da5a1"/>
    </style:style>
    <style:style style:name="P95" style:family="paragraph" style:parent-style-name="Text_20_body">
      <style:paragraph-properties fo:break-before="page"/>
      <style:text-properties fo:font-weight="normal" officeooo:rsid="0198c0bc" officeooo:paragraph-rsid="03a5f13c" style:font-weight-asian="normal" style:font-weight-complex="normal"/>
    </style:style>
    <style:style style:name="P96" style:family="paragraph" style:parent-style-name="Bibliography_20_1">
      <style:paragraph-properties>
        <style:tab-stops/>
      </style:paragraph-properties>
    </style:style>
    <style:style style:name="P97" style:family="paragraph" style:parent-style-name="Heading_20_1">
      <style:text-properties officeooo:paragraph-rsid="016da5a1"/>
    </style:style>
    <style:style style:name="P98" style:family="paragraph" style:parent-style-name="Heading_20_1">
      <style:text-properties officeooo:rsid="016b4da7" officeooo:paragraph-rsid="016f2abf"/>
    </style:style>
    <style:style style:name="P99" style:family="paragraph" style:parent-style-name="Heading_20_1">
      <style:text-properties officeooo:rsid="018e8b86" officeooo:paragraph-rsid="018e8b86"/>
    </style:style>
    <style:style style:name="P100" style:family="paragraph" style:parent-style-name="Heading_20_3">
      <style:text-properties officeooo:rsid="0470e59c" officeooo:paragraph-rsid="0470e59c"/>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ffba" style:font-weight-asian="normal" style:font-weight-complex="normal"/>
    </style:style>
    <style:style style:name="T152" style:family="text">
      <style:text-properties fo:font-weight="normal" officeooo:rsid="041ae551" style:font-weight-asian="normal" style:font-weight-complex="normal"/>
    </style:style>
    <style:style style:name="T153" style:family="text">
      <style:text-properties fo:font-weight="normal" officeooo:rsid="041af08e" style:font-weight-asian="normal" style:font-weight-complex="normal"/>
    </style:style>
    <style:style style:name="T154" style:family="text">
      <style:text-properties fo:font-weight="normal" officeooo:rsid="041b9fd8" style:font-weight-asian="normal" style:font-weight-complex="normal"/>
    </style:style>
    <style:style style:name="T155" style:family="text">
      <style:text-properties fo:font-weight="normal" officeooo:rsid="0424cd1e" style:font-weight-asian="normal" style:font-weight-complex="normal"/>
    </style:style>
    <style:style style:name="T156" style:family="text">
      <style:text-properties fo:font-weight="normal" officeooo:rsid="042720cc" style:font-weight-asian="normal" style:font-weight-complex="normal"/>
    </style:style>
    <style:style style:name="T157" style:family="text">
      <style:text-properties fo:font-weight="normal" officeooo:rsid="0427e81a" style:font-weight-asian="normal" style:font-weight-complex="normal"/>
    </style:style>
    <style:style style:name="T158" style:family="text">
      <style:text-properties fo:font-weight="normal" officeooo:rsid="0429ac02" style:font-weight-asian="normal" style:font-weight-complex="normal"/>
    </style:style>
    <style:style style:name="T159" style:family="text">
      <style:text-properties fo:font-weight="normal" officeooo:rsid="042a65ca" style:font-weight-asian="normal" style:font-weight-complex="normal"/>
    </style:style>
    <style:style style:name="T160" style:family="text">
      <style:text-properties fo:font-weight="normal" officeooo:rsid="042bc3c9" style:font-weight-asian="normal" style:font-weight-complex="normal"/>
    </style:style>
    <style:style style:name="T161" style:family="text">
      <style:text-properties fo:font-weight="normal" officeooo:rsid="042d4814" style:font-weight-asian="normal" style:font-weight-complex="normal"/>
    </style:style>
    <style:style style:name="T162" style:family="text">
      <style:text-properties fo:font-weight="normal" officeooo:rsid="042d8a18" style:font-weight-asian="normal" style:font-weight-complex="normal"/>
    </style:style>
    <style:style style:name="T163" style:family="text">
      <style:text-properties fo:font-weight="normal" officeooo:rsid="042e6c6a" style:font-weight-asian="normal" style:font-weight-complex="normal"/>
    </style:style>
    <style:style style:name="T164" style:family="text">
      <style:text-properties fo:font-weight="normal" officeooo:rsid="0435501b" style:font-weight-asian="normal" style:font-weight-complex="normal"/>
    </style:style>
    <style:style style:name="T165" style:family="text">
      <style:text-properties fo:font-weight="normal" officeooo:rsid="0436fd74" style:font-weight-asian="normal" style:font-weight-complex="normal"/>
    </style:style>
    <style:style style:name="T166" style:family="text">
      <style:text-properties fo:font-weight="normal" officeooo:rsid="0437846f" style:font-weight-asian="normal" style:font-weight-complex="normal"/>
    </style:style>
    <style:style style:name="T167" style:family="text">
      <style:text-properties fo:font-weight="normal" officeooo:rsid="04388277" style:font-weight-asian="normal" style:font-weight-complex="normal"/>
    </style:style>
    <style:style style:name="T168" style:family="text">
      <style:text-properties fo:font-weight="normal" officeooo:rsid="0438c3c8" style:font-weight-asian="normal" style:font-weight-complex="normal"/>
    </style:style>
    <style:style style:name="T169" style:family="text">
      <style:text-properties fo:font-weight="normal" officeooo:rsid="043aafe2" style:font-weight-asian="normal" style:font-weight-complex="normal"/>
    </style:style>
    <style:style style:name="T170" style:family="text">
      <style:text-properties fo:font-weight="normal" officeooo:rsid="043d2a3e" style:font-weight-asian="normal" style:font-weight-complex="normal"/>
    </style:style>
    <style:style style:name="T171" style:family="text">
      <style:text-properties fo:font-weight="normal" officeooo:rsid="043eb26c" style:font-weight-asian="normal" style:font-weight-complex="normal"/>
    </style:style>
    <style:style style:name="T172" style:family="text">
      <style:text-properties fo:font-weight="normal" officeooo:rsid="043f9a89" style:font-weight-asian="normal" style:font-weight-complex="normal"/>
    </style:style>
    <style:style style:name="T173" style:family="text">
      <style:text-properties fo:font-weight="normal" officeooo:rsid="043fa885" style:font-weight-asian="normal" style:font-weight-complex="normal"/>
    </style:style>
    <style:style style:name="T174" style:family="text">
      <style:text-properties fo:font-weight="normal" officeooo:rsid="04576e51" style:font-weight-asian="normal" style:font-weight-complex="normal"/>
    </style:style>
    <style:style style:name="T175" style:family="text">
      <style:text-properties fo:font-weight="normal" officeooo:rsid="0458b771" style:font-weight-asian="normal" style:font-weight-complex="normal"/>
    </style:style>
    <style:style style:name="T176" style:family="text">
      <style:text-properties fo:font-weight="normal" officeooo:rsid="0458d778" style:font-weight-asian="normal" style:font-weight-complex="normal"/>
    </style:style>
    <style:style style:name="T177" style:family="text">
      <style:text-properties fo:font-weight="normal" officeooo:rsid="04668aac" style:font-weight-asian="normal" style:font-weight-complex="normal"/>
    </style:style>
    <style:style style:name="T178" style:family="text">
      <style:text-properties fo:font-weight="normal" officeooo:rsid="04677c2d" style:font-weight-asian="normal" style:font-weight-complex="normal"/>
    </style:style>
    <style:style style:name="T179" style:family="text">
      <style:text-properties fo:font-weight="normal" officeooo:rsid="046817c7" style:font-weight-asian="normal" style:font-weight-complex="normal"/>
    </style:style>
    <style:style style:name="T180" style:family="text">
      <style:text-properties fo:font-weight="normal" officeooo:rsid="046f2457" style:font-weight-asian="normal" style:font-weight-complex="normal"/>
    </style:style>
    <style:style style:name="T181" style:family="text">
      <style:text-properties fo:font-weight="normal" officeooo:rsid="048098e7" style:font-weight-asian="normal" style:font-weight-complex="normal"/>
    </style:style>
    <style:style style:name="T182" style:family="text">
      <style:text-properties fo:font-weight="normal" officeooo:rsid="048b1c86" style:font-weight-asian="normal" style:font-weight-complex="normal"/>
    </style:style>
    <style:style style:name="T183" style:family="text">
      <style:text-properties fo:font-weight="normal" officeooo:rsid="048cdcf8" style:font-weight-asian="normal" style:font-weight-complex="normal"/>
    </style:style>
    <style:style style:name="T184" style:family="text">
      <style:text-properties fo:font-weight="normal" officeooo:rsid="048e6887" style:font-weight-asian="normal" style:font-weight-complex="normal"/>
    </style:style>
    <style:style style:name="T185" style:family="text">
      <style:text-properties fo:font-weight="normal" officeooo:rsid="048e7453" style:font-weight-asian="normal" style:font-weight-complex="normal"/>
    </style:style>
    <style:style style:name="T186" style:family="text">
      <style:text-properties fo:font-weight="normal" officeooo:rsid="048f26e1" style:font-weight-asian="normal" style:font-weight-complex="normal"/>
    </style:style>
    <style:style style:name="T187" style:family="text">
      <style:text-properties fo:font-weight="normal" officeooo:rsid="04985f58" style:font-weight-asian="normal" style:font-weight-complex="normal"/>
    </style:style>
    <style:style style:name="T188" style:family="text">
      <style:text-properties fo:font-weight="normal" officeooo:rsid="049ad1bf" style:font-weight-asian="normal" style:font-weight-complex="normal"/>
    </style:style>
    <style:style style:name="T189" style:family="text">
      <style:text-properties officeooo:rsid="027bc3cc"/>
    </style:style>
    <style:style style:name="T190" style:family="text">
      <style:text-properties officeooo:rsid="0296d09d"/>
    </style:style>
    <style:style style:name="T191" style:family="text">
      <style:text-properties officeooo:rsid="02c3276b"/>
    </style:style>
    <style:style style:name="T192" style:family="text">
      <style:text-properties officeooo:rsid="02cb2a91"/>
    </style:style>
    <style:style style:name="T193" style:family="text">
      <style:text-properties fo:font-style="italic" fo:font-weight="normal" officeooo:rsid="02efea6f" style:font-style-asian="italic" style:font-weight-asian="normal" style:font-style-complex="italic" style:font-weight-complex="normal"/>
    </style:style>
    <style:style style:name="T194" style:family="text">
      <style:text-properties fo:font-style="italic" style:font-style-asian="italic" style:font-style-complex="italic"/>
    </style:style>
    <style:style style:name="T195" style:family="text">
      <style:text-properties fo:font-style="italic" officeooo:rsid="03362f63" style:font-style-asian="italic" style:font-style-complex="italic"/>
    </style:style>
    <style:style style:name="T196" style:family="text">
      <style:text-properties fo:font-style="italic" officeooo:rsid="035e9b04" style:font-style-asian="italic" style:font-style-complex="italic"/>
    </style:style>
    <style:style style:name="T197" style:family="text">
      <style:text-properties fo:font-style="italic" officeooo:rsid="03cbdc2e" style:font-style-asian="italic" style:font-style-complex="italic"/>
    </style:style>
    <style:style style:name="T198" style:family="text">
      <style:text-properties fo:font-style="italic" officeooo:rsid="03f5eb80" style:font-style-asian="italic" style:font-style-complex="italic"/>
    </style:style>
    <style:style style:name="T199" style:family="text">
      <style:text-properties fo:font-style="normal" fo:font-weight="normal" officeooo:rsid="02efea6f" style:font-style-asian="normal" style:font-weight-asian="normal" style:font-style-complex="normal" style:font-weight-complex="normal"/>
    </style:style>
    <style:style style:name="T200" style:family="text">
      <style:text-properties fo:font-style="normal" fo:font-weight="normal" officeooo:rsid="0426cb4f" style:font-style-asian="normal" style:font-weight-asian="normal" style:font-style-complex="normal" style:font-weight-complex="normal"/>
    </style:style>
    <style:style style:name="T201" style:family="text">
      <style:text-properties fo:font-style="normal" fo:font-weight="normal" officeooo:rsid="048de72a" style:font-style-asian="normal" style:font-weight-asian="normal" style:font-style-complex="normal" style:font-weight-complex="normal"/>
    </style:style>
    <style:style style:name="T202" style:family="text">
      <style:text-properties fo:font-style="normal" style:font-style-asian="normal" style:font-style-complex="normal"/>
    </style:style>
    <style:style style:name="T203" style:family="text">
      <style:text-properties fo:font-style="normal" officeooo:rsid="0328802c" style:font-style-asian="normal" style:font-style-complex="normal"/>
    </style:style>
    <style:style style:name="T204" style:family="text">
      <style:text-properties fo:font-style="normal" officeooo:rsid="03362f63" style:font-style-asian="normal" style:font-style-complex="normal"/>
    </style:style>
    <style:style style:name="T205" style:family="text">
      <style:text-properties fo:font-style="normal" officeooo:rsid="03363e18" style:font-style-asian="normal" style:font-style-complex="normal"/>
    </style:style>
    <style:style style:name="T206" style:family="text">
      <style:text-properties fo:font-style="normal" officeooo:rsid="03397fe5" style:font-style-asian="normal" style:font-style-complex="normal"/>
    </style:style>
    <style:style style:name="T207" style:family="text">
      <style:text-properties fo:font-style="normal" officeooo:rsid="033b0e0f" style:font-style-asian="normal" style:font-style-complex="normal"/>
    </style:style>
    <style:style style:name="T208" style:family="text">
      <style:text-properties fo:font-style="normal" officeooo:rsid="033f8c6e" style:font-style-asian="normal" style:font-style-complex="normal"/>
    </style:style>
    <style:style style:name="T209" style:family="text">
      <style:text-properties fo:font-style="normal" officeooo:rsid="03440906" style:font-style-asian="normal" style:font-style-complex="normal"/>
    </style:style>
    <style:style style:name="T210" style:family="text">
      <style:text-properties fo:font-style="normal" officeooo:rsid="0344100a" style:font-style-asian="normal" style:font-style-complex="normal"/>
    </style:style>
    <style:style style:name="T211" style:family="text">
      <style:text-properties fo:font-style="normal" officeooo:rsid="0345d06c" style:font-style-asian="normal" style:font-style-complex="normal"/>
    </style:style>
    <style:style style:name="T212" style:family="text">
      <style:text-properties fo:font-style="normal" officeooo:rsid="034b95e0" style:font-style-asian="normal" style:font-style-complex="normal"/>
    </style:style>
    <style:style style:name="T213" style:family="text">
      <style:text-properties fo:font-style="normal" officeooo:rsid="03cbdc2e" style:font-style-asian="normal" style:font-style-complex="normal"/>
    </style:style>
    <style:style style:name="T214" style:family="text">
      <style:text-properties fo:font-style="normal" officeooo:rsid="03cdc14e" style:font-style-asian="normal" style:font-style-complex="normal"/>
    </style:style>
    <style:style style:name="T215" style:family="text">
      <style:text-properties fo:font-style="normal" officeooo:rsid="03e60a0b" style:font-style-asian="normal" style:font-style-complex="normal"/>
    </style:style>
    <style:style style:name="T216" style:family="text">
      <style:text-properties fo:font-style="normal" officeooo:rsid="03e67196" style:font-style-asian="normal" style:font-style-complex="normal"/>
    </style:style>
    <style:style style:name="T217" style:family="text">
      <style:text-properties fo:font-style="normal" officeooo:rsid="03ed23e0" style:font-style-asian="normal" style:font-style-complex="normal"/>
    </style:style>
    <style:style style:name="T218" style:family="text">
      <style:text-properties fo:font-style="normal" officeooo:rsid="03f09eb0" style:font-style-asian="normal" style:font-style-complex="normal"/>
    </style:style>
    <style:style style:name="T219" style:family="text">
      <style:text-properties fo:font-style="normal" officeooo:rsid="03f0c93b" style:font-style-asian="normal" style:font-style-complex="normal"/>
    </style:style>
    <style:style style:name="T220" style:family="text">
      <style:text-properties fo:font-style="normal" officeooo:rsid="03f426c5" style:font-style-asian="normal" style:font-style-complex="normal"/>
    </style:style>
    <style:style style:name="T221" style:family="text">
      <style:text-properties fo:font-style="normal" officeooo:rsid="03f47c03" style:font-style-asian="normal" style:font-style-complex="normal"/>
    </style:style>
    <style:style style:name="T222" style:family="text">
      <style:text-properties fo:font-style="normal" officeooo:rsid="03f5eb80" style:font-style-asian="normal" style:font-style-complex="normal"/>
    </style:style>
    <style:style style:name="T223" style:family="text">
      <style:text-properties fo:font-style="normal" officeooo:rsid="03f601dd" style:font-style-asian="normal" style:font-style-complex="normal"/>
    </style:style>
    <style:style style:name="T224" style:family="text">
      <style:text-properties fo:font-style="normal" officeooo:rsid="03f6f2bc" style:font-style-asian="normal" style:font-style-complex="normal"/>
    </style:style>
    <style:style style:name="T225" style:family="text">
      <style:text-properties fo:font-style="normal" officeooo:rsid="03f8a1d3" style:font-style-asian="normal" style:font-style-complex="normal"/>
    </style:style>
    <style:style style:name="T226" style:family="text">
      <style:text-properties fo:font-style="normal" officeooo:rsid="03fa3d57" style:font-style-asian="normal" style:font-style-complex="normal"/>
    </style:style>
    <style:style style:name="T227" style:family="text">
      <style:text-properties fo:font-style="normal" officeooo:rsid="03fb169a" style:font-style-asian="normal" style:font-style-complex="normal"/>
    </style:style>
    <style:style style:name="T228" style:family="text">
      <style:text-properties fo:font-style="normal" officeooo:rsid="04001801" style:font-style-asian="normal" style:font-style-complex="normal"/>
    </style:style>
    <style:style style:name="T229" style:family="text">
      <style:text-properties fo:font-style="normal" officeooo:rsid="0401cbb4" style:font-style-asian="normal" style:font-style-complex="normal"/>
    </style:style>
    <style:style style:name="T230" style:family="text">
      <style:text-properties fo:font-style="normal" officeooo:rsid="04092763" style:font-style-asian="normal" style:font-style-complex="normal"/>
    </style:style>
    <style:style style:name="T231" style:family="text">
      <style:text-properties fo:font-style="normal" officeooo:rsid="040b2df8" style:font-style-asian="normal" style:font-style-complex="normal"/>
    </style:style>
    <style:style style:name="T232" style:family="text">
      <style:text-properties fo:font-style="normal" officeooo:rsid="040cbcaf" style:font-style-asian="normal" style:font-style-complex="normal"/>
    </style:style>
    <style:style style:name="T233" style:family="text">
      <style:text-properties fo:font-style="normal" officeooo:rsid="040cbdb3" style:font-style-asian="normal" style:font-style-complex="normal"/>
    </style:style>
    <style:style style:name="T234" style:family="text">
      <style:text-properties fo:font-style="normal" officeooo:rsid="0410f307" style:font-style-asian="normal" style:font-style-complex="normal"/>
    </style:style>
    <style:style style:name="T235" style:family="text">
      <style:text-properties fo:font-style="normal" officeooo:rsid="0444dd51" style:font-style-asian="normal" style:font-style-complex="normal"/>
    </style:style>
    <style:style style:name="T236" style:family="text">
      <style:text-properties fo:font-style="normal" officeooo:rsid="0446d68e" style:font-style-asian="normal" style:font-style-complex="normal"/>
    </style:style>
    <style:style style:name="T237" style:family="text">
      <style:text-properties fo:font-style="normal" officeooo:rsid="044739fb" style:font-style-asian="normal" style:font-style-complex="normal"/>
    </style:style>
    <style:style style:name="T238" style:family="text">
      <style:text-properties fo:font-style="normal" officeooo:rsid="04496242" style:font-style-asian="normal" style:font-style-complex="normal"/>
    </style:style>
    <style:style style:name="T239" style:family="text">
      <style:text-properties fo:font-style="normal" officeooo:rsid="044b3385" style:font-style-asian="normal" style:font-style-complex="normal"/>
    </style:style>
    <style:style style:name="T240" style:family="text">
      <style:text-properties fo:font-style="normal" officeooo:rsid="044d0515" style:font-style-asian="normal" style:font-style-complex="normal"/>
    </style:style>
    <style:style style:name="T241" style:family="text">
      <style:text-properties fo:font-style="normal" officeooo:rsid="04484a3a" style:font-style-asian="normal" style:font-style-complex="normal"/>
    </style:style>
    <style:style style:name="T242" style:family="text">
      <style:text-properties fo:font-style="normal" officeooo:rsid="045b785a" style:font-style-asian="normal" style:font-style-complex="normal"/>
    </style:style>
    <style:style style:name="T243" style:family="text">
      <style:text-properties fo:font-style="normal" officeooo:rsid="0469a8d9" style:font-style-asian="normal" style:font-style-complex="normal"/>
    </style:style>
    <style:style style:name="T244" style:family="text">
      <style:text-properties fo:font-style="normal" officeooo:rsid="046a22c6" style:font-style-asian="normal" style:font-style-complex="normal"/>
    </style:style>
    <style:style style:name="T245" style:family="text">
      <style:text-properties fo:font-style="normal" officeooo:rsid="046a8ee5" style:font-style-asian="normal" style:font-style-complex="normal"/>
    </style:style>
    <style:style style:name="T246" style:family="text">
      <style:text-properties fo:font-style="normal" officeooo:rsid="046db2cb" style:font-style-asian="normal" style:font-style-complex="normal"/>
    </style:style>
    <style:style style:name="T247" style:family="text">
      <style:text-properties fo:font-style="normal" officeooo:rsid="047750e3" style:font-style-asian="normal" style:font-style-complex="normal"/>
    </style:style>
    <style:style style:name="T248" style:family="text">
      <style:text-properties fo:font-style="normal" officeooo:rsid="047798c9" style:font-style-asian="normal" style:font-style-complex="normal"/>
    </style:style>
    <style:style style:name="T249" style:family="text">
      <style:text-properties fo:font-style="normal" officeooo:rsid="04816dc0" style:font-style-asian="normal" style:font-style-complex="normal"/>
    </style:style>
    <style:style style:name="T250" style:family="text">
      <style:text-properties fo:font-style="normal" officeooo:rsid="048d9131" style:font-style-asian="normal" style:font-style-complex="normal"/>
    </style:style>
    <style:style style:name="T251" style:family="text">
      <style:text-properties fo:font-style="normal" officeooo:rsid="049fc89d" style:font-style-asian="normal" style:font-style-complex="normal"/>
    </style:style>
    <style:style style:name="T252" style:family="text">
      <style:text-properties fo:font-style="normal" officeooo:rsid="04a34192" style:font-style-asian="normal" style:font-style-complex="normal"/>
    </style:style>
    <style:style style:name="T253" style:family="text">
      <style:text-properties officeooo:rsid="02f7fee3"/>
    </style:style>
    <style:style style:name="T254" style:family="text">
      <style:text-properties officeooo:rsid="03020f40"/>
    </style:style>
    <style:style style:name="T255" style:family="text">
      <style:text-properties officeooo:rsid="03189c51"/>
    </style:style>
    <style:style style:name="T256" style:family="text">
      <style:text-properties officeooo:rsid="031f7a34"/>
    </style:style>
    <style:style style:name="T257" style:family="text">
      <style:text-properties officeooo:rsid="0324b645"/>
    </style:style>
    <style:style style:name="T258" style:family="text">
      <style:text-properties officeooo:rsid="03321348"/>
    </style:style>
    <style:style style:name="T259" style:family="text">
      <style:text-properties officeooo:rsid="03362f63"/>
    </style:style>
    <style:style style:name="T260" style:family="text">
      <style:text-properties officeooo:rsid="0340dd4e"/>
    </style:style>
    <style:style style:name="T261" style:family="text">
      <style:text-properties officeooo:rsid="03425a92"/>
    </style:style>
    <style:style style:name="T262" style:family="text">
      <style:text-properties officeooo:rsid="034fadef"/>
    </style:style>
    <style:style style:name="T263" style:family="text">
      <style:text-properties officeooo:rsid="0353f10e"/>
    </style:style>
    <style:style style:name="T264" style:family="text">
      <style:text-properties officeooo:rsid="0357973c"/>
    </style:style>
    <style:style style:name="T265" style:family="text">
      <style:text-properties officeooo:rsid="035e9b04"/>
    </style:style>
    <style:style style:name="T266" style:family="text">
      <style:text-properties officeooo:rsid="035efedf"/>
    </style:style>
    <style:style style:name="T267" style:family="text">
      <style:text-properties officeooo:rsid="036bbfdd"/>
    </style:style>
    <style:style style:name="T268" style:family="text">
      <style:text-properties officeooo:rsid="03799604"/>
    </style:style>
    <style:style style:name="T269" style:family="text">
      <style:text-properties officeooo:rsid="0381eda7"/>
    </style:style>
    <style:style style:name="T270" style:family="text">
      <style:text-properties officeooo:rsid="0383bb54"/>
    </style:style>
    <style:style style:name="T271" style:family="text">
      <style:text-properties officeooo:rsid="038d6e8d"/>
    </style:style>
    <style:style style:name="T272" style:family="text">
      <style:text-properties officeooo:rsid="038f0514"/>
    </style:style>
    <style:style style:name="T273" style:family="text">
      <style:text-properties officeooo:rsid="0397622a"/>
    </style:style>
    <style:style style:name="T274" style:family="text">
      <style:text-properties officeooo:rsid="039c7236"/>
    </style:style>
    <style:style style:name="T275" style:family="text">
      <style:text-properties officeooo:rsid="039dc707"/>
    </style:style>
    <style:style style:name="T276" style:family="text">
      <style:text-properties officeooo:rsid="03a27414"/>
    </style:style>
    <style:style style:name="T277" style:family="text">
      <style:text-properties officeooo:rsid="03a445f5"/>
    </style:style>
    <style:style style:name="T278" style:family="text">
      <style:text-properties officeooo:rsid="03c6a36b"/>
    </style:style>
    <style:style style:name="T279" style:family="text">
      <style:text-properties officeooo:rsid="03c82e41"/>
    </style:style>
    <style:style style:name="T280" style:family="text">
      <style:text-properties officeooo:rsid="03cbdc2e"/>
    </style:style>
    <style:style style:name="T281" style:family="text">
      <style:text-properties officeooo:rsid="03d298ae"/>
    </style:style>
    <style:style style:name="T282" style:family="text">
      <style:text-properties officeooo:rsid="03d58049"/>
    </style:style>
    <style:style style:name="T283" style:family="text">
      <style:text-properties officeooo:rsid="03d82333"/>
    </style:style>
    <style:style style:name="T284" style:family="text">
      <style:text-properties officeooo:rsid="03e7d157"/>
    </style:style>
    <style:style style:name="T285" style:family="text">
      <style:text-properties officeooo:rsid="03f426c5"/>
    </style:style>
    <style:style style:name="T286" style:family="text">
      <style:text-properties officeooo:rsid="032dcedd"/>
    </style:style>
    <style:style style:name="T287" style:family="text">
      <style:text-properties officeooo:rsid="04001659"/>
    </style:style>
    <style:style style:name="T288" style:family="text">
      <style:text-properties officeooo:rsid="0403b37e"/>
    </style:style>
    <style:style style:name="T289" style:family="text">
      <style:text-properties officeooo:rsid="0405a8ae"/>
    </style:style>
    <style:style style:name="T290" style:family="text">
      <style:text-properties officeooo:rsid="0406b36a"/>
    </style:style>
    <style:style style:name="T291" style:family="text">
      <style:text-properties officeooo:rsid="040779ed"/>
    </style:style>
    <style:style style:name="T292" style:family="text">
      <style:text-properties officeooo:rsid="04092fc4"/>
    </style:style>
    <style:style style:name="T293" style:family="text">
      <style:text-properties officeooo:rsid="041568db"/>
    </style:style>
    <style:style style:name="T294" style:family="text">
      <style:text-properties officeooo:rsid="041ceeb6"/>
    </style:style>
    <style:style style:name="T295" style:family="text">
      <style:text-properties officeooo:rsid="0422505a"/>
    </style:style>
    <style:style style:name="T296" style:family="text">
      <style:text-properties officeooo:rsid="042e6c6a"/>
    </style:style>
    <style:style style:name="T297" style:family="text">
      <style:text-properties officeooo:rsid="042f115f"/>
    </style:style>
    <style:style style:name="T298" style:family="text">
      <style:text-properties officeooo:rsid="04304ec7"/>
    </style:style>
    <style:style style:name="T299" style:family="text">
      <style:text-properties officeooo:rsid="0431b3d6"/>
    </style:style>
    <style:style style:name="T300" style:family="text">
      <style:text-properties officeooo:rsid="043383cd"/>
    </style:style>
    <style:style style:name="T301" style:family="text">
      <style:text-properties officeooo:rsid="0437846f"/>
    </style:style>
    <style:style style:name="T302" style:family="text">
      <style:text-properties officeooo:rsid="043ba846"/>
    </style:style>
    <style:style style:name="T303" style:family="text">
      <style:text-properties officeooo:rsid="0446348c"/>
    </style:style>
    <style:style style:name="T304" style:family="text">
      <style:text-properties officeooo:rsid="044d5a71"/>
    </style:style>
    <style:style style:name="T305" style:family="text">
      <style:text-properties officeooo:rsid="044f06c5"/>
    </style:style>
    <style:style style:name="T306" style:family="text">
      <style:text-properties officeooo:rsid="04519e89"/>
    </style:style>
    <style:style style:name="T307" style:family="text">
      <style:text-properties officeooo:rsid="0459b8a1"/>
    </style:style>
    <style:style style:name="T308" style:family="text">
      <style:text-properties officeooo:rsid="0466aac1"/>
    </style:style>
    <style:style style:name="T309" style:family="text">
      <style:text-properties officeooo:rsid="046817c7"/>
    </style:style>
    <style:style style:name="T310" style:family="text">
      <style:text-properties officeooo:rsid="046e46c2"/>
    </style:style>
    <style:style style:name="T311" style:family="text">
      <style:text-properties officeooo:rsid="047285f4"/>
    </style:style>
    <style:style style:name="T312" style:family="text">
      <style:text-properties officeooo:rsid="047492ab"/>
    </style:style>
    <style:style style:name="T313" style:family="text">
      <style:text-properties officeooo:rsid="04781005"/>
    </style:style>
    <style:style style:name="T314" style:family="text">
      <style:text-properties officeooo:rsid="0484d15e"/>
    </style:style>
    <style:style style:name="T315" style:family="text">
      <style:text-properties officeooo:rsid="049673d6"/>
    </style:style>
    <style:style style:name="T316" style:family="text">
      <style:text-properties officeooo:rsid="04a20488"/>
    </style:style>
    <style:style style:name="T317" style:family="text">
      <style:text-properties officeooo:rsid="04a6e026"/>
    </style:style>
    <style:style style:name="T318" style:family="text">
      <style:text-properties officeooo:rsid="04ada62e"/>
    </style:style>
    <style:style style:name="T319" style:family="text">
      <style:text-properties officeooo:rsid="04b3ab17"/>
    </style:style>
    <style:style style:name="T320" style:family="text">
      <style:text-properties officeooo:rsid="04b5d68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Obraz4" text:anchor-type="paragraph" svg:x="14.944cm" svg:y="-0.289cm" svg:width="2cm" svg:height="1.55cm" draw:z-index="0"><draw:image xlink:href="../../logotypes/2.svg" xlink:type="simple" xlink:show="embed" xlink:actuate="onLoad"/></draw:frame>Ideas and Observations<text:line-break/><text:span text:style-name="T2">Foundations for a versatile filesystem</text:span></text:p>
      <text:p text:style-name="P94">Arkadiusz Bulski</text:p>
      <text:p text:style-name="P94"/>
      <text:h text:style-name="P97" text:outline-level="1">Abstract</text:h>
      <text:p text:style-name="P85">Cameleonica is a prototype of a highly versatile filesystem. This paper describes a wide range of concepts that could <text:span text:style-name="T308">be </text:span>incorporated into popular filesystem designs. <text:span text:style-name="T3">Both potential benefits and reasons why these features were not popularized earlier are presented. Expectations of their performance is based on theoretic models. </text:span></text:p>
      <text:p text:style-name="P86">[work in progress]</text:p>
      <text:p text:style-name="P86"/>
      <text:h text:style-name="P98" text:outline-level="1">Introduction</text:h>
      <text:p text:style-name="P87">When reading papers that describe filesystem designs, from the golden historical times of Unix development <text:span text:style-name="T293">to contemporary times of Linux</text:span>, one might come to a conclusion that evolution of filesystem designs was very incremental in nature and much effort was put into not making too many changes at <text:span text:style-name="T293">once. For example, Ext4 is an upgrade to Ext3 in sense that upgrade can be done in place. </text:span></text:p>
      <text:p text:style-name="Text_20_body">[work in progress]</text:p>
      <text:p text:style-name="Text_20_body"/>
      <text:h text:style-name="P99" text:outline-level="1">New ideas</text:h>
      <text:p text:style-name="Text_20_body"/>
      <text:h text:style-name="Heading_20_3" text:outline-level="3">Inodes are not efficient. </text:h>
      <text:p text:style-name="P78"><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text:span><text:span text:style-name="T182">had maybe 8 MB, </text:span><text:span text:style-name="T58">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5">, </text:span><text:span text:style-name="T182">which was </text:span><text:span text:style-name="T178">used for guaranteeing consistency after crash, </text:span><text:span text:style-name="T183">for example</text:span><text:span text:style-name="T178"> </text:span><text:span text:style-name="T182">in Ext2</text:span><text:span text:style-name="T14">. </text:span><text:span text:style-name="T73">All these reasons contributed to a decision that data structures </text:span><text:span text:style-name="T98">had to</text:span><text:span text:style-name="T73"> be broken down into blocks. </text:span></text:p>
      <text:p text:style-name="P33"/>
      <text:p text:style-name="P34"><text:span text:style-name="T16">To fully describe a single file, </text:span><text:span text:style-name="T34">an amount of </text:span><text:span text:style-name="T101">meta</text:span><text:span text:style-name="T34">data </text:span><text:span text:style-name="T155">needed </text:span><text:span text:style-name="T59">almost always </text:span><text:span text:style-name="T34">takes space of </text:span><text:span text:style-name="T59">more than one block</text:span><text:span text:style-name="T17">. </text:span><text:span text:style-name="T56">Traditionally, </text:span><text:span text:style-name="T181">as started in Fast File-System </text:span><text:span text:style-name="T181"><text:bibliography-mark text:identifier="McKusi84" text:bibliography-type="article" text:author="Marshall Kirk Mckusick, William N. Joy, Samuel J. Leffler, Robert S. Fabry" text:title="A Fast File System for UNIX" text:year="1984">[McKusi84]</text:bibliography-mark></text:span><text:span text:style-name="T181"> and carried on in Ext2/3,</text:span><text:span text:style-name="T56"> </text:span><text:span text:style-name="T18">one main block </text:span><text:span text:style-name="T35">(</text:span><text:span text:style-name="T18">called inode</text:span><text:span text:style-name="T35">)</text:span><text:span text:style-name="T18"> would hold most important data </text:span><text:span text:style-name="T155">and point to further </text:span><text:soft-page-break/><text:span text:style-name="T155">blocks</text:span><text:span text:style-name="T18">, several blocks would point to where actual content is </text:span><text:span text:style-name="T59">located </text:span><text:span text:style-name="T155">(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pointers</text:span><text:span text:style-name="T18">, at least </text:span><text:span text:style-name="T97">512</text:span><text:span text:style-name="T18"> blocks </text:span><text:span text:style-name="T155">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5">s</text:span><text:span text:style-name="T20"> all metadata blocks to be read. </text:span></text:p>
      <text:p text:style-name="P32"><draw:frame draw:style-name="fr2" draw:name="Obraz7" text:anchor-type="paragraph" svg:width="17cm" svg:height="9.148cm" draw:z-index="1"><draw:image xlink:href="../inode.png" xlink:type="simple" xlink:show="embed" xlink:actuate="onLoad"/></draw:frame></text:p>
      <text:p text:style-name="P32">Instead, a <text:span text:style-name="T194">complete inode</text:span><text:span text:style-name="T202">,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0">depending on whether per-block checksums are included</text:span><text:span text:style-name="T202">. </text:span><text:span text:style-name="T249">Below are presented arguments showing expected performance gains of complete inodes over classic inodes and indirect blocks. </text:span></text:p>
      <text:p text:style-name="P31"><draw:frame draw:style-name="fr2" draw:name="Obraz8" text:anchor-type="paragraph" svg:width="17cm" svg:height="3.117cm" draw:z-index="2"><draw:image xlink:href="../inodecomplete.png" xlink:type="simple" xlink:show="embed" xlink:actuate="onLoad"/></draw:frame></text:p>
      <text:p text:style-name="P36"><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99">the </text:span><text:span text:style-name="T193">extent approach</text:span><text:span text:style-name="T199"> and it requires that all blocks are read from </text:span><text:span text:style-name="T200">a continuous area on disk</text:span><text:span text:style-name="T199"> </text:span><text:span text:style-name="T201">in one sweep </text:span><text:span text:style-name="T199">and after changes are made all blocks are stored to </text:span><text:span text:style-name="T200">another continuous area </text:span><text:span text:style-name="T201">in one sweep</text:span><text:span text:style-name="T199">. </text:span><text:span text:style-name="T39">Last</text:span><text:span text:style-name="T24"> </text:span><text:span text:style-name="T104">approach we shall call </text:span><text:span text:style-name="T193">block approach. </text:span><text:span text:style-name="T199">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85">even one block at a time if allocation happens with long enough intervals</text:span><text:span text:style-name="T62">, </text:span><text:span text:style-name="T101">eventually </text:span><text:span text:style-name="T62">leading to fragmentation of metadata. </text:span></text:p>
      <text:p text:style-name="P38"><text:span text:style-name="T105">Block</text:span><text:span text:style-name="T24"> approach </text:span><text:span text:style-name="T63">seems efficient at first glance because</text:span><text:span text:style-name="T24"> changing one </text:span><text:span text:style-name="T151">field</text:span><text:span text:style-name="T24"> </text:span><text:span text:style-name="T25">require</text:span><text:span text:style-name="T156">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6">it does </text:span><text:span text:style-name="T64">not </text:span><text:span text:style-name="T105">account for future operations</text:span><text:span text:style-name="T64">. </text:span><text:span text:style-name="T157">Further analysis considers amortization of </text:span><text:span text:style-name="T65">performance over </text:span><text:span text:style-name="T157">most of </text:span><text:span text:style-name="T65">lifespan of a file, </text:span><text:span text:style-name="T158">and </text:span><text:span text:style-name="T106">not assume</text:span><text:span text:style-name="T158">s</text:span><text:span text:style-name="T106"> that any one operation must be carried out as fast as possible independently of other further operations. </text:span></text:p>
      <text:p text:style-name="P13"/>
      <text:p text:style-name="P35"><text:soft-page-break/><text:span text:style-name="T26">It could be argued that </text:span><text:span text:style-name="T151">extent</text:span><text:span text:style-name="T26"> approach, where all metadata is always loaded and stored in one </text:span><text:span text:style-name="T66">sweep</text:span><text:span text:style-name="T26"> is better in every </text:span><text:span text:style-name="T152">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59">storage</text:span><text:span text:style-name="T29"> </text:span><text:span text:style-name="T159">is </text:span><text:span text:style-name="T184">considered separately</text:span><text:span text:style-name="T30">.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7"><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www" text:author="Remzi H. Arpaci-Dusseau, Andrea C. Arpaci-Dusseau" text:title="Operating Systems: Three Easy Pieces" text:year="2015" text:url="http://pages.cs.wisc.edu/~remzi/OSTEP/">[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0">inodes and </text:span><text:span text:style-name="T117">indirect blocks </text:span><text:span text:style-name="T160">with leaf </text:span><text:span text:style-name="T162">nodes </text:span><text:span text:style-name="T67">but data is still being </text:span><text:span text:style-name="T68">divided</text:span><text:span text:style-name="T67"> into small chunks. </text:span><text:span text:style-name="T118">The issue being described here has not gone away. </text:span></text:p>
      <text:p text:style-name="P3"/>
      <text:p text:style-name="P50"><text:span text:style-name="T161">E</text:span><text:span text:style-name="T100">xtent</text:span><text:span text:style-name="T4"> approach is </text:span><text:span text:style-name="T161">shown to be </text:span><text:span text:style-name="T4">better </text:span><text:span text:style-name="T161">by </text:span><text:span text:style-name="T4">consider</text:span><text:span text:style-name="T161">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3">file </text:span><text:span text:style-name="T93">operations</text:span><text:span text:style-name="T74">. </text:span><text:span text:style-name="T75">Parent directory metadata is also excluded. At time zero </text:span><text:span text:style-name="T162">file is </text:span><text:span text:style-name="T95">assume</text:span><text:span text:style-name="T162">d to already exist</text:span><text:span text:style-name="T153">, </text:span><text:span text:style-name="T162">with all </text:span><text:span text:style-name="T95">content and </text:span><text:span text:style-name="T76">metadata. </text:span><text:span text:style-name="T186">It is assumed that file grew slowly enough for metadata blocks to be allocated individually. </text:span><text:span text:style-name="T162">A</text:span><text:span text:style-name="T77"> certain number of cycles </text:span><text:span text:style-name="T162">is considered, where </text:span><text:span text:style-name="T77">file </text:span><text:span text:style-name="T162">is </text:span><text:span text:style-name="T77">opened, several </text:span><text:span text:style-name="T162">metadata blocks are </text:span><text:span text:style-name="T95">accessed </text:span><text:span text:style-name="T77">and then </text:span><text:span text:style-name="T162">file gets </text:span><text:span text:style-name="T77">closed. </text:span><text:span text:style-name="T178">In each cycle </text:span><text:span text:style-name="T85">some</text:span><text:span text:style-name="T80"> </text:span><text:span text:style-name="T154">subset of </text:span><text:span text:style-name="T79">metadata blocks </text:span><text:span text:style-name="T178">is </text:span><text:span text:style-name="T95">accessed, either read or written.</text:span><text:span text:style-name="T109"> </text:span><text:span text:style-name="T162">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5"/>
      <text:p text:style-name="P44"><text:span text:style-name="T81">R</text:span><text:span text:style-name="T4">eading </text:span><text:span text:style-name="T83">or writing </text:span><text:span text:style-name="T4">N blocks take</text:span><text:span text:style-name="T163">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6" draw:name="Obiekt4" text:anchor-type="as-char" svg:y="-0.594cm" svg:width="9.116cm" svg:height="1.102cm" draw:z-index="3"><draw:object xlink:href="./Object 4" xlink:type="simple" xlink:show="embed" xlink:actuate="onLoad"/><draw:image xlink:href="./ObjectReplacements/Object 4" xlink:type="simple" xlink:show="embed" xlink:actuate="onLoad"/></draw:frame></text:p>
      <text:p text:style-name="P52"/>
      <text:p text:style-name="P52"><text:span text:style-name="T296">S</text:span>imulation <text:span text:style-name="T296">of entire lifespan is based on three</text:span> variables, N is number of <text:span text:style-name="T190">blocks accessed </text:span>in each cycle, <text:span text:style-name="T190">M is number</text:span> <text:span text:style-name="T190">of blocks total, </text:span>and <text:span text:style-name="T190">B</text:span> is number of cycles. <text:span text:style-name="T263">Only a subset of 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51"><draw:frame draw:style-name="fr6" draw:name="Obiekt1" text:anchor-type="as-char" svg:y="-1.087cm" svg:width="6.301cm" svg:height="2.304cm" draw:z-index="4"><draw:object xlink:href="./Object 1" xlink:type="simple" xlink:show="embed" xlink:actuate="onLoad"/><draw:image xlink:href="./ObjectReplacements/Object 1" xlink:type="simple" xlink:show="embed" xlink:actuate="onLoad"/></draw:frame></text:p>
      <text:p text:style-name="P16"/>
      <text:p text:style-name="P88">Plots show total time of extent approach (blue) and block approach (red) for least and most accessed <text:span text:style-name="T294">files (N)</text:span>, <text:span text:style-name="T264">and least and most sizable</text:span> files <text:span text:style-name="T294">(M)</text:span>. </text:p>
      <text:p text:style-name="Text_20_body"><draw:frame draw:style-name="fr3" draw:name="Obraz2" text:anchor-type="paragraph" svg:width="8.029cm" svg:height="5.757cm" draw:z-index="5"><draw:image xlink:href="../chartmn.png" xlink:type="simple" xlink:show="embed" xlink:actuate="onLoad"/></draw:frame><text:soft-page-break/></text:p>
      <text:p text:style-name="P55"><text:span text:style-name="T297">There are </text:span>cases where extent approach loses <text:span text:style-name="T297">to block approach </text:span>in comparison. Total times <text:span text:style-name="T297">are </text:span>compared through an inequality. <text:span text:style-name="T297">N</text:span>umber of cycles cancels out. </text:p>
      <text:p text:style-name="P56"><draw:frame draw:style-name="fr6" draw:name="Obiekt2" text:anchor-type="as-char" svg:y="-1.617cm" svg:width="6.156cm" svg:height="3.083cm" draw:z-index="6"><draw:object xlink:href="./Object 2" xlink:type="simple" xlink:show="embed" xlink:actuate="onLoad"/><draw:image xlink:href="./ObjectReplacements/Object 2" xlink:type="simple" xlink:show="embed" xlink:actuate="onLoad"/></draw:frame></text:p>
      <text:p text:style-name="P53"/>
      <text:p text:style-name="P58">Last two inequalities show limits on how much metadata <text:span text:style-name="T301">can</text:span> be accessed <text:span text:style-name="T253">during one cycle before block approach starts to lose advantage. Asymptotically, </text:span>less than 1 in 166 metadata blocks <text:span text:style-name="T192">could be accessed. For smallest files the limit is 2 blocks. </text:span></text:p>
      <text:p text:style-name="P59">Remember when earlier <text:span text:style-name="T191">it </text:span>was mentioned that a 1 GB file would require at least 512 metadata blocks? According to the limits, after opening at most 5 metadata blocks <text:span text:style-name="T298">could be accessed </text:span>before block approach would lose advantage, and this includes the inode block. Is this really the kind of workload we are aiming to support? </text:p>
      <text:p text:style-name="P54"/>
      <text:p text:style-name="P57">When individual blocks <text:span text:style-name="T299">are stored, time is gained on </text:span>transfer time <text:span text:style-name="T309">due</text:span> to small block size but <text:span text:style-name="T299">then more time is lost to </text:span>seek time <text:span text:style-name="T299">when blocks are read at next cycle</text:span>. <text:span text:style-name="T189">Disk characteristics make this exchange totally unfair. One seek takes as much time as transferring 1.2 MB which is a lot. For many files, complete metadata could be fit within that amount of space. </text:span></text:p>
      <text:p text:style-name="P14">Additionally <text:span text:style-name="T262">the </text:span>extent approach <text:span text:style-name="T300">requires </text:span>one checksum to verify integrity while <text:span text:style-name="T262">the </text:span>block approach <text:span text:style-name="T300">requires </text:span>as many checksums as there are blocks. </text:p>
      <text:p text:style-name="P14"/>
      <text:p text:style-name="P28">Finally it should be admitted that the theoretical model above assumes most naive implementation of block approach <text:span text:style-name="T265">where blocks are allocated individually (as if allocations were separated by long time intervals) and non-preemptively (not in advance) from entire disk (independently from uniform distribution)</text:span>. It would be possible to allocate blocks <text:span text:style-name="T315">in groups, </text:span>close to each <text:span text:style-name="T266">other whenever possible, increasing so called </text:span><text:span text:style-name="T196">spatial locality</text:span>. <text:span text:style-name="T315">However, constructing a theoretical model that includes clustered allocation is outside of scope of this paper. Distribution parameters are not known. </text:span></text:p>
      <text:p text:style-name="P29">Secondly, <text:span text:style-name="T295">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p>
      <text:p text:style-name="P27">However, <text:span text:style-name="T266">arguably neither issue would trump argument being made. Seek time and <text:s/>rotational delay are quite expensive, and considering hardware trends </text:span><text:span text:style-name="T266"><text:bibliography-mark text:identifier="Patterson" text:bibliography-type="article" text:author="David A. Patterson, Kimberly K. Keeton" text:title="Hardware Technology Trends and Database Opportunities">[Patterson]</text:bibliography-mark></text:span><text:span text:style-name="T266"> they will be even more expensive in the future. </text:span></text:p>
      <text:p text:style-name="P6"><text:soft-page-break/></text:p>
      <text:p text:style-name="P89">Changes pending: Random seeks within a subset (maybe 1GB) would be more adequate. Manufacturers do not provide such data but it could be empirically measured. </text:p>
      <text:p text:style-name="P90">Changes pending: SSD devices may be subject to <text:span text:style-name="T314">the </text:span>same argument, due to write amplification <text:span text:style-name="T314">instead of </text:span>seek time. Quantifying it is another matter. </text:p>
      <text:p text:style-name="P6"/>
      <text:p text:style-name="P6"/>
      <text:h text:style-name="Heading_20_3" text:outline-level="3">B-trees are not efficient. </text:h>
      <text:p text:style-name="P41"><text:span text:style-name="T164">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text:span><text:span text:style-name="T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5">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5"/>
      <text:p text:style-name="P39"><text:span text:style-name="T6">B-trees are a good approach if </text:span><text:span text:style-name="T170">a </text:span><text:span text:style-name="T6">huge amount of keys </text:span><text:span text:style-name="T179">is</text:span><text:span text:style-name="T170"> expected</text:span><text:span text:style-name="T6">. </text:span><text:span text:style-name="T170">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9"><text:span text:style-name="T7">This asymptotic behavior seems to have mislead </text:span><text:span text:style-name="T166">everyone</text:span><text:span text:style-name="T7">. It would be justified to use B-trees if billions of files </text:span><text:span text:style-name="T170">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6">and accessed </text:span><text:span text:style-name="T9">more efficiently. </text:span></text:p>
      <text:p text:style-name="P45"><text:span text:style-name="T9">S</text:span><text:span text:style-name="T4">econd reason to use B-trees is that memory needed to query and update trees is small, </text:span><text:span text:style-name="T128">comparable</text:span><text:span text:style-name="T4"> to number of </text:span><text:span text:style-name="T166">nodes</text:span><text:span text:style-name="T4"> from root to leaf. Modern desktop computers have several gigabytes of memory and servers have </text:span><text:span text:style-name="T177">tens of gigabytes of memory</text:span><text:span text:style-name="T4">. </text:span><text:span text:style-name="T128">Conserving memory is not justified </text:span><text:span text:style-name="T166">anymore</text:span><text:span text:style-name="T128">. </text:span><text:span text:style-name="T179">Memory constrained devices like </text:span><text:span text:style-name="T187">smart</text:span><text:span text:style-name="T179">phones constitute an exception but that does not negate benefits on desktops and servers. </text:span></text:p>
      <text:p text:style-name="P4"/>
      <text:p text:style-name="P40"><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7">is commenced</text:span><text:span text:style-name="T42">, all entries </text:span><text:span text:style-name="T50">(already in memory) </text:span><text:span text:style-name="T167">are relocated into </text:span><text:span text:style-name="T44">tree </text:span><text:span text:style-name="T42">nodes and store</text:span><text:span text:style-name="T167">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7">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67">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67">some </text:span><text:span text:style-name="T130">period of time then comparison is even more favorable. </text:span><text:span text:style-name="T171">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7">Intents are described in a later chapter on fsync. </text:span></text:p>
      <text:p text:style-name="P43"><text:span text:style-name="T48">T</text:span><text:span text:style-name="T4">he threshold would actually be very high. W</text:span><text:span text:style-name="T27">e need to recognize that magnetic hard disks have quite </text:span><text:span text:style-name="T114">skewed</text:span><text:span text:style-name="T27"> performance characteristics. </text:span><text:span text:style-name="T29">Flash based </text:span><text:span text:style-name="T159">storage</text:span><text:span text:style-name="T29"> </text:span><text:span text:style-name="T159">is </text:span><text:span text:style-name="T184">considered separately</text:span><text:span text:style-name="T30">.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2">takes </text:span><text:span text:style-name="T169">on average </text:span><text:span text:style-name="T172">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68">space</text:span><text:span text:style-name="T53">. </text:span></text:p>
      <text:p text:style-name="P42"><text:span text:style-name="T54">Actually even more entries can be stored on disk than in memory. If for example </text:span><text:span text:style-name="T91">entry keys </text:span><text:span text:style-name="T54">are sorted then their pairwise differences </text:span><text:span text:style-name="T169">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8"/>
      <text:p text:style-name="P12">This argument is basically the same as for inode extent. If mapping entries <text:span text:style-name="T302">are considered </text:span>as metadata of some special file then same <text:span text:style-name="T254">theoretical model can be applied</text:span>. </text:p>
      <text:p text:style-name="P7"/>
      <text:p text:style-name="P9"><text:soft-page-break/></text:p>
      <text:h text:style-name="Heading_20_3" text:outline-level="3">Fsync is not efficient. </text:h>
      <text:p text:style-name="P49"><text:span text:style-name="T4">Files </text:span><text:span text:style-name="T119">stored on computers </text:span><text:span text:style-name="T188">become increasingly important as businesses and governments store evermore files of evermore importance on automated systems</text:span><text:span text:style-name="T119">. </text:span><text:span text:style-name="T188">At some point in the past, p</text:span><text:span text:style-name="T120">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3">s</text:span><text:span text:style-name="T120"> use an identical approach despite not </text:span><text:span text:style-name="T121">recognizing POSIX. </text:span><text:span text:style-name="T122">The well established approach replaces a file using following template: </text:span></text:p>
      <text:p text:style-name="P62"/>
      <text:p text:style-name="Code_20_Source">int fd = creat("file.new", S_IRUSR|S_IWUSR); </text:p>
      <text:p text:style-name="Code_20_Source">write(fd, buf, <text:span text:style-name="T276">len</text:span>); </text:p>
      <text:p text:style-name="Code_20_Source">fsync(fd); </text:p>
      <text:p text:style-name="Code_20_Source">close(fd); </text:p>
      <text:p text:style-name="Code_20_Source">rename("file.new", "file"); </text:p>
      <text:p text:style-name="P62"/>
      <text:p text:style-name="P63">This approach has been the expected way of achieving atomic changes to files and caused a lot of pain when people were depending on different guarantees than that of fsync. <text:span text:style-name="T25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ordering behavior was disabled to increase performance and fsync-skipping code started corrupting files. This story has been described in LWN post </text:span><text:a xlink:type="simple" xlink:href="https://lwn.net/Articles/351422/"><text:span text:style-name="T255">POSIX vs Reality</text:span></text:a><text:span text:style-name="T255">. </text:span></text:p>
      <text:p text:style-name="P92"><text:span text:style-name="T251">Described </text:span><text:span text:style-name="T202">behavior </text:span><text:span text:style-name="T235">(and few others) </text:span><text:span text:style-name="T202">is common in modern filesystem</text:span><text:span text:style-name="T212">s</text:span><text:span text:style-name="T202"> but </text:span><text:span text:style-name="T209">it is</text:span><text:span text:style-name="T202"> not </text:span><text:span text:style-name="T215">mandated </text:span><text:span text:style-name="T202">by POSIX </text:span><text:span text:style-name="T251">standard </text:span><text:span text:style-name="T218">so</text:span><text:span text:style-name="T202"> applications </text:span><text:span text:style-name="T218">should not </text:span><text:span text:style-name="T202">rely on </text:span><text:span text:style-name="T216">t</text:span><text:span text:style-name="T208">his property being </text:span><text:span text:style-name="T209">always </text:span><text:span text:style-name="T208">met</text:span><text:span text:style-name="T202">. Refer to </text:span><text:span text:style-name="T202"><text:bibliography-mark text:identifier="Pillai13" text:bibliography-type="article" text:author="Thanumalayan Sankaranarayana Pillai, et al" text:title="Towards Efficient, Portable Application-Level Consistency" text:year="2013">[Pillai13]</text:bibliography-mark></text:span><text:span text:style-name="T202"> for </text:span><text:span text:style-name="T208">modern filesystem semantics that are common but </text:span><text:span text:style-name="T218">are </text:span><text:span text:style-name="T208">not </text:span><text:span text:style-name="T218">part of the </text:span><text:span text:style-name="T243">published </text:span><text:span text:style-name="T218">POSIX </text:span><text:span text:style-name="T208">standard</text:span><text:span text:style-name="T218">. </text:span><text:span text:style-name="T210">Notice that all of the 6 behaviors they describe are met by a filesystem where all operations are </text:span><text:span text:style-name="T211">both </text:span><text:span text:style-name="T210">atomic and ordered, </text:span><text:span text:style-name="T218">as proposed below</text:span><text:span text:style-name="T210">. </text:span><text:span text:style-name="T218">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19">described below. </text:span></text:p>
      <text:p text:style-name="P69"/>
      <text:p text:style-name="P71">Following code <text:span text:style-name="T292">is not safe on all filesystems but is representative of applications: </text:span></text:p>
      <text:p text:style-name="Code_20_Source">int fd = creat("file.new", S_IRUSR|S_IWUSR); </text:p>
      <text:p text:style-name="Code_20_Source">write(fd, buf, <text:span text:style-name="T276">len</text:span>); </text:p>
      <text:p text:style-name="Code_20_Source">close(fd); </text:p>
      <text:p text:style-name="Code_20_Source">rename("file.new", "file"); </text:p>
      <text:p text:style-name="P72"/>
      <text:p text:style-name="P60">Whatever improvements to filesystems will be made in the future, it seems clear that <text:s/>applications will <text:span text:style-name="T320">continue</text:span> to use the approach established by POSIX and filesystems will have to cooperate. <text:span text:style-name="T260">Inventing new APIs that ensure safety that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60"/>
      <text:p text:style-name="P60">Below <text:span text:style-name="T303">is described </text:span>a new <text:span text:style-name="T256">solution</text:span> to <text:span text:style-name="T303">the </text:span>problem <text:span text:style-name="T303">of ensuring consistency </text:span>that <text:span text:style-name="T303">keeps </text:span>files correct <text:span text:style-name="T284">whether</text:span> the POSIX <text:span text:style-name="T284">compliant</text:span> approach <text:span text:style-name="T284">is used or not while performance is approaching </text:span><text:soft-page-break/><text:span text:style-name="T284">no use of fsync at all. </text:span></text:p>
      <text:p text:style-name="P61"/>
      <text:p text:style-name="P65">Consider a filesystem where all operations are both atomic and ordered, <text:span text:style-name="T316">with respect to crash</text:span>. <text:span text:style-name="T257">Above that fsync calls are implemented as no-op. </text:span></text:p>
      <text:p text:style-name="P65"><text:span text:style-name="T287">The file replacing codes above remain to keep files consistent. This is due to the fact that application developers (usually) use fsync not to persist data immediately but to persist data before metadata, which is what </text:span><text:span text:style-name="T203">ordering </text:span><text:span text:style-name="T228">behavior </text:span><text:span text:style-name="T236">implies</text:span><text:span text:style-name="T257">.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57">documentation</text:span></text:a><text:span text:style-name="T257">: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80"><text:span text:style-name="T286">Persisting ordered operations used to be implemented though ordered persistence. Long time ago blocks were written one at a time (synchronous writes). Operating system <text:s/>buffered changes in memory (</text:span>the buffer cache) <text:span text:style-name="T220">and was the only party that buffered. </text:span>When hard disks started buffering writes <text:span text:style-name="T285">themselves things got broken. System was no longer in a position to tell which blocks were already persisted on the platter and which were still pending. Immediate solution was to implement </text:span><text:span text:style-name="T198">flushing buffers </text:span><text:span text:style-name="T222">th</text:span><text:span text:style-name="T227">r</text:span><text:span text:style-name="T222">ough so called </text:span><text:span text:style-name="T198">queue draining</text:span><text:span text:style-name="T221">. System </text:span><text:span text:style-name="T222">withh</text:span><text:span text:style-name="T229">eld</text:span><text:span text:style-name="T222"> </text:span><text:span text:style-name="T221">all future writes until disk reported that </text:span><text:span text:style-name="T236">all outstanding writes completed, that </text:span><text:span text:style-name="T221">queue was empty. </text:span><text:span text:style-name="T223">When flushing buffers occurred quite often </text:span><text:span text:style-name="T221">this approach basically defeated the purpose of installing buffers in disks </text:span><text:span text:style-name="T223">in the first place. </text:span></text:p>
      <text:p text:style-name="Text_20_body"><text:span text:style-name="T237">L</text:span><text:span text:style-name="T224">ater another major overhaul of disks happened. Up to this moment systems reordered requests </text:span><text:span text:style-name="T225">themselves</text:span><text:span text:style-name="T224">. Buffer cache accumulated blocks to be written and system decided, without much help from the disk, in which order should the disk write them. </text:span><text:span text:style-name="T225">It was more beneficial to process blocks in the order that minimized total time spent on jumping between locations on disk. Unfortunately, system was in no position to determine current orientation of the platter or current position of the head. </text:span><text:span text:style-name="T244">The s</text:span><text:span text:style-name="T225">ystem made decisions </text:span><text:span text:style-name="T244">based on some principle like elevator scheduling, not on exact state of the disk</text:span><text:span text:style-name="T225">. Everything changed again when disks started to reorder requests themselves. </text:span><text:span text:style-name="T237">S</text:span><text:span text:style-name="T225">ystem was </text:span><text:span text:style-name="T237">again </text:span><text:span text:style-name="T225">no longer aware of what is the status of each request. </text:span><text:span text:style-name="T237">T</text:span><text:span text:style-name="T225">he system </text:span><text:span text:style-name="T237">did not </text:span><text:span text:style-name="T225">even </text:span><text:span text:style-name="T237">know </text:span><text:span text:style-name="T225">which of them will go to the platter first. </text:span><text:span text:style-name="T226">The solution to ensuring order of writes was the same, </text:span><text:span text:style-name="T237">through withholding further writes. </text:span></text:p>
      <text:p text:style-name="P91"><text:span text:style-name="T237">M</text:span><text:span text:style-name="T241">odern solution comes in form of two related mechanisms: explicit flushes and FUA requests. </text:span><text:span text:style-name="T238">Flushes are writes that are weakly ordered, demanding previously scheduled writes are completed before current. Previous requests can still be reordered between themselves, so can future requests. Force Unit Access </text:span><text:span text:style-name="T239">(FUA) </text:span><text:span text:style-name="T238">requests </text:span><text:span text:style-name="T239">can be reordered with any other request, imposing no ordering whatsoever, but disk reports immediately </text:span><text:span text:style-name="T245">after </text:span><text:span text:style-name="T239">they landed on the platter. </text:span><text:span text:style-name="T245">FUA requests are also said to </text:span><text:span text:style-name="T252">have priority </text:span><text:span text:style-name="T245">over </text:span><text:span text:style-name="T252">normal requests</text:span><text:span text:style-name="T245">. </text:span><text:span text:style-name="T241">System is no longer responsible for ensuring ordering. Instead the disk is being issued requests marked with these two flags. </text:span><text:soft-page-break/><text:span text:style-name="T240">Topic is </text:span>discussed on LWN <text:a xlink:type="simple" xlink:href="https://lwn.net/Articles/400541/">The end of block barriers</text:a> and Monolight <text:a xlink:type="simple" xlink:href="http://monolight.cc/2011/06/barriers-caches-filesystems/">Barriers, Caches, Filesystems</text:a>. </text:p>
      <text:p text:style-name="P66"/>
      <text:p text:style-name="P81">Here is a <text:span text:style-name="T304">plausible</text:span> implementation of a filesystem where all operations are atomic and ordered (but not durable) <text:span text:style-name="T288">with respect to crash</text:span>. </text:p>
      <text:p text:style-name="P67"/>
      <text:p text:style-name="P67">Consider a copy on write scheme where first sector contains address of last persisted <text:span text:style-name="T258">block</text:span> and address of root inode, further sectors contain a continuous <text:span text:style-name="T289">cyclic </text:span>stream of data and metadata similar to a log-structured filesystem. </text:p>
      <text:p text:style-name="P82">Each operation puts more blocks into the stream in a sequential but asynchronous way. <text:span text:style-name="T290">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83">When the filesystem is sure that blocks up to a given point were persisted it issues an atomic but also <text:span text:style-name="T291">unordered</text:span> write of the first <text:span text:style-name="T305">sector (checkpointing)</text:span>, moving the address of last used block. Recovery is not strictly necessary <text:span text:style-name="T267">so far </text:span>because first sector <text:span text:style-name="T261">reliably </text:span>tells us how much data was <text:span text:style-name="T317">persisted</text:span>. <text:span text:style-name="T312">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83"/>
      <text:p text:style-name="P84">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06">has </text:span>to be stored eventually but <text:span text:style-name="T259">not before file write operation was persistent, neither between open-close cycles. Recovery involves doing a so called </text:span><text:span text:style-name="T195">roll forward</text:span><text:span text:style-name="T204">, scanning the log from last known end forward, looking for intents. </text:span><text:span text:style-name="T231">Each intent carries a </text:span><text:span text:style-name="T232">signature that verifies both intent integrity </text:span><text:span text:style-name="T247">(checksum), data it references </text:span><text:span text:style-name="T248">elsewhere in the log </text:span><text:span text:style-name="T247">in case of file write operation (checksum) </text:span><text:span text:style-name="T232">and that it represents actual intent, </text:span><text:span text:style-name="T233">not stale bytes </text:span><text:span text:style-name="T234">from whatever was stored </text:span><text:span text:style-name="T246">on disk</text:span><text:span text:style-name="T234"> previously </text:span><text:span text:style-name="T247">(generation number)</text:span><text:span text:style-name="T234">. </text:span><text:span text:style-name="T248">On recovery, if complete inode was not saved properly then last complete copy is loaded, c</text:span><text:span text:style-name="T230">hanges defined in </text:span><text:span text:style-name="T204">intent</text:span><text:span text:style-name="T248">s</text:span><text:span text:style-name="T204"> have to </text:span><text:span text:style-name="T205">be </text:span><text:span text:style-name="T248">merged, </text:span><text:span text:style-name="T205">incorporated into </text:span><text:span text:style-name="T248">in-memory </text:span><text:span text:style-name="T205">inode. </text:span><text:span text:style-name="T248">Final complete copy is then stored. </text:span><text:span text:style-name="T206">Complexity is added to recovery code but performance </text:span><text:span text:style-name="T217">and utilisation </text:span><text:span text:style-name="T207">gain </text:span><text:span text:style-name="T206">may well be worth it. </text:span></text:p>
      <text:p text:style-name="P70">Robustness can also be achieved in the sense that operations can become persistent as soon as <text:span text:style-name="T310">their intents</text:span> hit the disk. <text:span text:style-name="T313">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73">Avoided fragmentation together with compactness can be achieved by assigning global incremental generation numbers to each operation. Inodes affected by given operation are loaded from disk (if not yet present), operation is applied to in-memory inodes, <text:span text:style-name="T318">and </text:span>last generation number <text:span text:style-name="T318">in each inode is updated to current operation. Before checkpointing, all in-memory inodes having last generation number less than some arbitrary generation are allocated in the log and sent to disk. Afterwards, first block is atomically updated. This approach allows to implement delayed allocation, coalescing sequential file writes and storing only one intent in total thus actively avoiding fragmentation and increasing compactness. </text:span></text:p>
      <text:p text:style-name="P68"/>
      <text:p text:style-name="P68"><text:soft-page-break/></text:p>
      <text:h text:style-name="Heading_20_3" text:outline-level="3">Encrypting disk blocks is not useful. </text:h>
      <text:p text:style-name="P79"><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80">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68">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269">(</text:span>partially<text:span text:style-name="T269">)</text:span> encrypted filesystem seems to be encrypting filesystem itself and not the block storage device <text:span text:style-name="T277">underneath</text:span>. </text:p>
      <text:p text:style-name="P17"/>
      <text:p text:style-name="P19">Consider a filesystem where encryption is applied to data structures <text:span text:style-name="T274">like inodes and data extents, and not raw disk blocks</text:span>. <text:span text:style-name="T270">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0">Encrypted structures would be indistinguishable from free space so there is no way to tell how much data is stored aside of files <text:span text:style-name="T271">stored </text:span>in the clear. <text:span text:style-name="T272">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1">Writing files in the clear before <text:span text:style-name="T275">unlocking</text:span> would be impossible since without password there is no way to distinguish <text:span text:style-name="T319">used space from </text:span>free space to allocate from, unless space was reserved in advance. <text:span text:style-name="T273">Then files like boot logs could be stored in the clear even before unlocking. </text:span></text:p>
      <text:p text:style-name="P21"/>
      <text:p text:style-name="P22">Following diagram shows an example of data structures on disk (clouds mean extents are encrypted, locations on disk are not represented): </text:p>
      <text:p text:style-name="P11"><draw:frame draw:style-name="fr4" draw:name="Obraz1" text:anchor-type="paragraph" svg:width="15.009cm" svg:height="6.724cm" draw:z-index="7"><draw:image xlink:href="../plain.png" xlink:type="simple" xlink:show="embed" xlink:actuate="onLoad"/></draw:frame><text:soft-page-break/></text:p>
      <text:p text:style-name="P11"/>
      <text:h text:style-name="P100" text:outline-level="3"><text:span text:style-name="T311">Overwriting</text:span> files is not <text:span text:style-name="T311">safe or efficient. </text:span></text:h>
      <text:p text:style-name="P30">[work in progress]</text:p>
      <text:p text:style-name="P11"/>
      <text:p text:style-name="P11"/>
      <text:h text:style-name="Heading_20_3" text:outline-level="3">Blocks can store less than extents. </text:h>
      <text:p text:style-name="P46"><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74">in </text:span><text:span text:style-name="T143">individual blocks, </text:span><text:span text:style-name="T174">leading to performance and space utilisation gain</text:span><text:span text:style-name="T143">. </text:span></text:p>
      <text:p text:style-name="P47"><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5">is divided </text:span><text:span text:style-name="T142">into blocks, usually </text:span><text:span text:style-name="T175">items should not be split between blocks. </text:span></text:p>
      <text:p text:style-name="P24"/>
      <text:p text:style-name="P48"><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6">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3"><draw:frame draw:style-name="fr5" draw:name="Obraz3" text:anchor-type="paragraph" svg:width="12.51cm" svg:height="5.039cm" draw:z-index="8"><draw:image xlink:href="../dirblocks.png" xlink:type="simple" xlink:show="embed" xlink:actuate="onLoad"/></draw:frame></text:p>
      <text:p text:style-name="P25">No doubt this approach was beneficial when memory was heavily constrained. Listing and querying entries require<text:span text:style-name="T278">s</text:span> <text:span text:style-name="T278">processing </text:span>only one block at a time. Removing or changing an entry require<text:span text:style-name="T278">s</text:span> writing only one block <text:span text:style-name="T307">to</text:span> disk. <text:span text:style-name="T279">New entries can be added to an existing block in place of </text:span><text:soft-page-break/><text:span text:style-name="T279">already removed entries, or can allocate a new block. All of these operations can be carried out with only one block in memory at a time, although keeping them in the buffer cache would be beneficial. </text:span></text:p>
      <text:p text:style-name="P26">Consider using an extent instead. Items can be laid out next to each other with not even a byte wasted. <text:span text:style-name="T280">At most, extent could be aligned to block boundaries wasting only some fragment of the last block, often called a </text:span><text:span text:style-name="T197">tail</text:span><text:span text:style-name="T213">. However if filesystem would allow extents to start and end at byte </text:span><text:span text:style-name="T242">precise</text:span><text:span text:style-name="T213"> addresses then literally no byte would go to waste. </text:span><text:span text:style-name="T214">This is the case with Btrfs filesystem. </text:span></text:p>
      <text:p text:style-name="P74"><draw:frame draw:style-name="fr5" draw:name="Obraz5" text:anchor-type="paragraph" svg:width="10.77cm" svg:height="3.08cm" draw:z-index="9"><draw:image xlink:href="../dirextent.png" xlink:type="simple" xlink:show="embed" xlink:actuate="onLoad"/></draw:frame></text:p>
      <text:p text:style-name="P74">Another example, <text:span text:style-name="T281">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75">Keys can be arbitrarily reordered within the blob because deserialization <text:span text:style-name="T282">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75"/>
      <text:p text:style-name="P76">Normally a 64 bit number occupies exactly that much space, 8 bytes. Varint encoding divides a number into 7 bit chunks starting from least significant bits. 8th bit is used to signal whether <text:span text:style-name="T283">more chunks follow</text:span>. For example, number<text:span text:style-name="T283">s</text:span> 200 <text:span text:style-name="T283">and 100'000 are encoded as below. Each byte is separated with a space and bits are concatenated with a pipe. Chunks are shown in binary system. </text:span></text:p>
      <text:p text:style-name="P77"><draw:frame draw:style-name="fr5" draw:name="Obraz6" text:anchor-type="paragraph" svg:width="14.041cm" svg:height="4.521cm" draw:z-index="10"><draw:image xlink:href="../varint.png" xlink:type="simple" xlink:show="embed" xlink:actuate="onLoad"/></draw:frame></text:p>
      <text:p text:style-name="P77">Varint encoding was developed by Google and used in their serialization framework <text:a xlink:type="simple" xlink:href="https://developers.google.com/protocol-buffers/docs/encoding">Protocol Buffers</text:a>. </text:p>
      <text:p text:style-name="P76"/>
      <text:p text:style-name="P76"/>
      <text:p text:style-name="P95"/>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96">McKusi84: Marshall Kirk Mckusick, William N. Joy, Samuel J. Leffler, Robert S. Fabry, A Fast File System for UNIX, 1984</text:p>
          <text:p text:style-name="P96">Twee00: Steven Tweedie, EXT3, Journaling Filesystem, 2000, http://olstrans.sourceforge.net/release/OLS2000-ext3/OLS2000-ext3.html</text:p>
          <text:p text:style-name="P96">OSTEP: Remzi H. Arpaci-Dusseau, Andrea C. Arpaci-Dusseau, Operating Systems: Three Easy Pieces, 2015, http://pages.cs.wisc.edu/~remzi/OSTEP/</text:p>
          <text:p text:style-name="P96">Rodeh12: Ohad Rodeh, BTRFS: The Linux B-tree Filesystem, 2012</text:p>
          <text:p text:style-name="P96">ZFS: Jeff Bonwick, Bill Moore, ZFS: The Last Word in File Systems, , </text:p>
          <text:p text:style-name="P96">Patterson: David A. Patterson, Kimberly K. Keeton, Hardware Technology Trends and Database Opportunities, </text:p>
          <text:p text:style-name="P96">Mathur07: Avantika Mathur et al., The new ext4 filesystem: current status and future plans, 2007, https://www.kernel.org/doc/ols/2007/ols2007v2-pages-21-34.pdf</text:p>
          <text:p text:style-name="P96">Agraw07: Nitin Agrawal, William J. Bolosky, John R. Douceur, Jacob R. Lorch, A Five-Year Study of File-System Metadata, 2007</text:p>
          <text:p text:style-name="P96">Pillai13: Thanumalayan Sankaranarayana Pillai, et al, Towards Efficient, Portable Application-Level Consistency, 2013</text:p>
        </text:index-body>
      </text:bibliography>
      <text:p text:style-name="Text_20_body"/>
      <text:p text:style-name="P64">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1-13T23:21:40.488946842">2015-11-13</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8H1M20S</meta:editing-duration>
    <meta:editing-cycles>826</meta:editing-cycles>
    <meta:generator>LibreOffice/4.2.8.2$Linux_X86_64 LibreOffice_project/420m0$Build-2</meta:generator>
    <dc:date>2015-11-13T23:21:40.313371358</dc:date>
    <meta:print-date>2015-10-20T20:53:41.640454421</meta:print-date>
    <meta:document-statistic meta:table-count="0" meta:image-count="8" meta:object-count="3" meta:page-count="12" meta:paragraph-count="105" meta:word-count="5212" meta:character-count="32603" meta:non-whitespace-character-count="27405"/>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